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ListenerTest.informs_about_unused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ingListenerTest.informs_about_unused_stubs_due_arg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gingListenerTest.hides_unstub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ListenerTest.may_not_have_any_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ListenerTest.calculates_indexes_for_clean_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ListenerTest.informs_about_unstub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gingListenerTest.informs_about_various_kinds_of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